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15.7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Erreur_Id</text:p>
          </table:table-cell>
          <table:table-cell office:value-type="string">
            <text:p>Inform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reur déclenché lorsque le fichier connexion.conf n'existe p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reur déclenche lorsqu'un des champs du formulaire edit_connection est vide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12/04/2014</text:date>, <text:time>01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1S</meta:editing-duration>
    <meta:editing-cycles>4</meta:editing-cycles>
    <meta:generator>OpenOffice/4.0.1$Win32 OpenOffice.org_project/401m5$Build-9714</meta:generator>
    <dc:date>2014-04-12T01:38:54.14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